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podpis" style:family="paragraph">
      <style:paragraph-properties fo:margin-top="0.3333in"/>
    </style:style>
    <style:style style:name="T19" style:parent-style-name="instruk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1/2024</text:p>
            <text:p text:style-name="Normální">KVOP-26889/2024</text:p>
            <text:p text:style-name="Normální">15. 07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bookmark-start text:name="Text6"/>Vážený pan<text:s/><text:bookmark-end text:name="Text6"/></text:p>
            <text:p text:style-name="Normální">P. M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Sdělení o<text:s/>vyřízení žádosti o informace podle zákona č. 106/1999 Sb., o svobodném přístupu k informacím</text:h>
      <text:p text:style-name="Základnítext">Vážený pane M.,</text:p>
      <text:p text:style-name="Základnítext">dne 8. července 2024 obdržela Kancelář veřejného ochránce práv Vaši žádost o informace. Žádáte o zaslání sborníku stanovisek veřejného ochránce práv Vězeňství II.<text:s/></text:p>
      <text:p text:style-name="Základnítext"><text:span text:style-name="Silné">Dáváme Vám tyto informace</text:span>:</text:p>
      <text:p text:style-name="Základnítext">Sborník stanovisek veřejného ochránce práv Vězeňství II z roku 2019. Jde o poslední vydání, žádné novější není k dispozici a ani se nepřipravuje.</text:p>
      <text:p text:style-name="Základnítext">S pozdravem</text:p>
      <text:p text:style-name="Základnítext"/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<text:span text:style-name="T19">Sborník stanovisek veřejného ochránce práv Vězeňství II</text:span></text:p>
      <text:h text:style-name="Nadpis1" text:outline-level="1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6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MVD1*</text:span></text:p>
        <text:p text:style-name="P12"><text:span text:style-name="T13">KVOPX00EMVD1</text:span>KVOPX00EMVD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21T09:47:00Z</meta:creation-date>
    <dc:date>2024-08-21T09:49:00Z</dc:date>
    <meta:print-date>2024-07-15T14:36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5" meta:character-count="724" meta:row-count="5" meta:non-whitespace-character-count="620"/>
  </office:meta>
</office:document-meta>
</file>